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2" style:family="text">
      <style:text-properties fo:font-size="22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1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1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1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2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2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2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1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32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4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6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9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1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3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5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46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47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>
        <style:tab-stops>
          <style:tab-stop style:position="27.00pt"/>
          <style:tab-stop style:position="49.50pt"/>
          <style:tab-stop style:position="72.00pt"/>
          <style:tab-stop style:position="130.50pt"/>
          <style:tab-stop style:position="139.50pt"/>
        </style:tab-stops>
      </style:paragraph-properties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JECT DOCUMENTATION</text:span></text:p>
      <text:p text:style-name="P1"><text:span text:style-name="T2">SUSTAINABLE SMART CITY ASSISTANT USING IBM GRANITE LLM</text:span><text:span text:style-name="T3"/></text:p>
      <text:p text:style-name="P2"><text:span text:style-name="T3"/></text:p>
      <text:p text:style-name="P2"><text:span text:style-name="T4">1.Introduction</text:span><text:span text:style-name="T5"/></text:p>
      <text:p text:style-name="P2"><text:span text:style-name="T5">*Project Tite:Sustainable Smart City Assistant Using IBM Granite LLM</text:span></text:p>
      <text:p text:style-name="P2"><text:span text:style-name="T5">*Team Id:NM2025TMID02760</text:span></text:p>
      <text:p text:style-name="P2"><text:span text:style-name="T5">*Team Leader:Tamil Selvan P gmail: tamil2350j@gmail.com</text:span></text:p>
      <text:p text:style-name="P2"><text:span text:style-name="T5">*Team Members:</text:span></text:p>
      <text:p text:style-name="P2"><text:span text:style-name="T5">1.Kishore T gmail:kishoreobulamma2005@gmail.com</text:span></text:p>
      <text:p text:style-name="P2"><text:span text:style-name="T5">2.Prasanna Kumar M gmail:mprasannakumar2005@gmail.com</text:span></text:p>
      <text:p text:style-name="P3"><text:span text:style-name="T5">3.Hemath gmail:hemathshemath@gmail.com</text:span></text:p>
      <text:p text:style-name="P3"><text:span text:style-name="T5"/></text:p>
      <text:p text:style-name="P4"><text:span text:style-name="T6">2. Project Overview</text:span><text:span text:style-name="T7"/></text:p>
      <text:p text:style-name="P4"><text:span text:style-name="T7">Purpose:</text:span></text:p>
      <text:p text:style-name="P4"><text:span text:style-name="T7">This project builds an AI-powered assistant that helps with:</text:span></text:p>
      <text:p text:style-name="P4"><text:span text:style-name="T7">Generating eco-friendly tips for sustainable living.</text:span></text:p>
      <text:p text:style-name="P4"><text:span text:style-name="T7">Summarizing and extracting key points from policy documents (PDF or text input).</text:span></text:p>
      <text:p text:style-name="P4"><text:span text:style-name="T7">Features:</text:span></text:p>
      <text:p text:style-name="P4"><text:span text:style-name="T7">Eco Tips Generator: Practical tips for issues like plastic waste, solar energy, water saving.</text:span></text:p>
      <text:p text:style-name="P4"><text:span text:style-name="T7">Policy Summarization: Upload PDF or paste text<text:s/></text:span><text:span text:style-name="T8">→</text:span><text:span text:style-name="T9"><text:s/>Get summarized key provisions &amp; implications.</text:span></text:p>
      <text:p text:style-name="P4"><text:span text:style-name="T9">Easy-to-use web interface with tabs (built using Gradio).</text:span></text:p>
      <text:p text:style-name="P4"><text:span text:style-name="T10"><text:s/></text:span><text:span text:style-name="T11">3</text:span><text:span text:style-name="T12">.<text:s/></text:span><text:span text:style-name="T13">Architecture</text:span><text:span text:style-name="T14"/></text:p>
      <text:p text:style-name="P4"><text:span text:style-name="T14"/></text:p>
      <text:p text:style-name="P4"><text:span text:style-name="T14">Frontend</text:span><text:span text:style-name="T15">:<text:s/></text:span><text:span text:style-name="T16">Gradio</text:span><text:span text:style-name="T17"><text:s/>(</text:span><text:span text:style-name="T18">provides</text:span><text:span text:style-name="T19"><text:s/></text:span><text:span text:style-name="T20">user</text:span><text:span text:style-name="T21">-</text:span><text:span text:style-name="T22">friendly</text:span><text:span text:style-name="T23"><text:s/></text:span><text:span text:style-name="T24">interface</text:span><text:span text:style-name="T25"><text:s/></text:span><text:span text:style-name="T26">with</text:span><text:span text:style-name="T27"><text:s/></text:span><text:span text:style-name="T28">tabs</text:span><text:span text:style-name="T29"><text:s/></text:span><text:span text:style-name="T30">and</text:span><text:span text:style-name="T31"><text:s/></text:span><text:span text:style-name="T32">inputs</text:span><text:span text:style-name="T33">).</text:span><text:span text:style-name="T34"/></text:p>
      <text:p text:style-name="P4"><text:span text:style-name="T34">Backend</text:span><text:span text:style-name="T35"><text:s/>/<text:s/></text:span><text:span text:style-name="T36">AI</text:span><text:span text:style-name="T37"><text:s/></text:span><text:span text:style-name="T38">Engine</text:span><text:span text:style-name="T39">:</text:span><text:span text:style-name="T40"/></text:p>
      <text:p text:style-name="P4"><text:span text:style-name="T40">IBM</text:span><text:span text:style-name="T41"><text:s/></text:span><text:span text:style-name="T42">Granite</text:span><text:span text:style-name="T43"><text:s/></text:span><text:span text:style-name="T44">3</text:span><text:span text:style-name="T45">.</text:span><text:span text:style-name="T46">2</text:span><text:span text:style-name="T47"><text:s/></text:span><text:span text:style-name="T48">2B</text:span><text:span text:style-name="T49"><text:s/></text:span><text:span text:style-name="T50">Instruct</text:span><text:span text:style-name="T51"><text:s/></text:span><text:span text:style-name="T52">model</text:span><text:span text:style-name="T53"><text:s/>(</text:span><text:span text:style-name="T54">from</text:span><text:span text:style-name="T55"><text:s/></text:span><text:span text:style-name="T56">Hugging</text:span><text:span text:style-name="T57"><text:s/></text:span><text:span text:style-name="T58">Face</text:span><text:span text:style-name="T59">).</text:span><text:span text:style-name="T60"/></text:p>
      <text:p text:style-name="P4"><text:span text:style-name="T60">PyTorch</text:span><text:span text:style-name="T61"><text:s/></text:span><text:span text:style-name="T62">for</text:span><text:span text:style-name="T63"><text:s/></text:span><text:span text:style-name="T64">model</text:span><text:span text:style-name="T65"><text:s/></text:span><text:span text:style-name="T66">execution</text:span><text:span text:style-name="T67">.</text:span><text:span text:style-name="T68"/></text:p>
      <text:p text:style-name="P4"><text:span text:style-name="T68">Document</text:span><text:span text:style-name="T69"><text:s/></text:span><text:span text:style-name="T70">Handling</text:span><text:span text:style-name="T71">:<text:s/></text:span><text:span text:style-name="T72">PyPDF2</text:span><text:span text:style-name="T73"><text:s/></text:span><text:span text:style-name="T74">library</text:span><text:span text:style-name="T75"><text:s/></text:span><text:span text:style-name="T76">for</text:span><text:span text:style-name="T77"><text:s/></text:span><text:span text:style-name="T78">extracting</text:span><text:span text:style-name="T79"><text:s/></text:span><text:span text:style-name="T80">text</text:span><text:span text:style-name="T81"><text:s/></text:span><text:span text:style-name="T82">from</text:span><text:span text:style-name="T83"><text:s/></text:span><text:span text:style-name="T84">uploaded</text:span><text:span text:style-name="T85"><text:s/></text:span><text:span text:style-name="T86">PDF</text:span><text:span text:style-name="T87"><text:s/></text:span><text:span text:style-name="T88">files</text:span><text:span text:style-name="T89">.</text:span><text:span text:style-name="T90"/></text:p>
      <text:p text:style-name="P4"><text:span text:style-name="T90">No</text:span><text:span text:style-name="T91"><text:s/></text:span><text:span text:style-name="T92">Database</text:span><text:span text:style-name="T93"><text:s/>(</text:span><text:span text:style-name="T94">real</text:span><text:span text:style-name="T95">-</text:span><text:span text:style-name="T96">time</text:span><text:span text:style-name="T97"><text:s/></text:span><text:span text:style-name="T98">responses</text:span><text:span text:style-name="T99"><text:s/></text:span><text:span text:style-name="T100">only</text:span><text:span text:style-name="T101">)</text:span><text:span text:style-name="T102"/></text:p>
      <text:p text:style-name="P4"><text:span text:style-name="T102"/></text:p>
      <text:p text:style-name="P4"><text:span text:style-name="T103">4</text:span><text:span text:style-name="T104">.<text:s/></text:span><text:span text:style-name="T105">Setup</text:span><text:span text:style-name="T106"><text:s/></text:span><text:span text:style-name="T107">Instructions</text:span><text:span text:style-name="T108"/></text:p>
      <text:p text:style-name="P4"><text:span text:style-name="T108">Prerequisites</text:span><text:span text:style-name="T109">:</text:span><text:span text:style-name="T110"/></text:p>
      <text:p text:style-name="P4"><text:span text:style-name="T110">Google</text:span><text:span text:style-name="T111"><text:s/></text:span><text:span text:style-name="T112">Colab</text:span><text:span text:style-name="T113"><text:s/>/<text:s/></text:span><text:span text:style-name="T114">Local</text:span><text:span text:style-name="T115"><text:s/></text:span><text:span text:style-name="T116">Python</text:span><text:span text:style-name="T117"><text:s/>(</text:span><text:span text:style-name="T118">3</text:span><text:span text:style-name="T119">.</text:span><text:span text:style-name="T120">8</text:span><text:span text:style-name="T121">+)</text:span><text:span text:style-name="T122"/></text:p>
      <text:p text:style-name="P4"><text:span text:style-name="T122">Installed</text:span><text:span text:style-name="T123"><text:s/></text:span><text:span text:style-name="T124">packages</text:span><text:span text:style-name="T125">:</text:span><text:span text:style-name="T126"/></text:p>
      <text:p text:style-name="P4"><text:span text:style-name="T126">pip</text:span><text:span text:style-name="T127"><text:s/></text:span><text:span text:style-name="T128">install</text:span><text:span text:style-name="T129"><text:s/></text:span><text:span text:style-name="T130">transformers</text:span><text:span text:style-name="T131"><text:s/></text:span><text:span text:style-name="T132">torch</text:span><text:span text:style-name="T133"><text:s/></text:span><text:span text:style-name="T134">gradio</text:span><text:span text:style-name="T135"><text:s/></text:span><text:span text:style-name="T136">PyPDF2</text:span></text:p>
      <text:p text:style-name="P4"><text:span text:style-name="T136">Installation</text:span><text:span text:style-name="T137"><text:s/></text:span><text:span text:style-name="T138">Steps</text:span><text:span text:style-name="T139">:</text:span><text:span text:style-name="T140"/></text:p>
      <text:p text:style-name="P4"><text:span text:style-name="T140">1</text:span><text:span text:style-name="T141">.<text:s/></text:span><text:span text:style-name="T142">Install</text:span><text:span text:style-name="T143"><text:s/></text:span><text:span text:style-name="T144">dependencies</text:span><text:span text:style-name="T145">.</text:span><text:span text:style-name="T146"/></text:p>
      <text:p text:style-name="P4"><text:span text:style-name="T146">2</text:span><text:span text:style-name="T147">.<text:s/></text:span><text:span text:style-name="T148">Load</text:span><text:span text:style-name="T149"><text:s/></text:span><text:span text:style-name="T150">IBM</text:span><text:span text:style-name="T151"><text:s/></text:span><text:span text:style-name="T152">Granite</text:span><text:span text:style-name="T153"><text:s/></text:span><text:span text:style-name="T154">model</text:span><text:span text:style-name="T155"><text:s/></text:span><text:span text:style-name="T156">from</text:span><text:span text:style-name="T157"><text:s/></text:span><text:span text:style-name="T158">Hugging</text:span><text:span text:style-name="T159"><text:s/></text:span><text:span text:style-name="T160">Face</text:span><text:span text:style-name="T161">.</text:span><text:span text:style-name="T162"/></text:p>
      <text:p text:style-name="P4"><text:span text:style-name="T162">3</text:span><text:span text:style-name="T163">.<text:s/></text:span><text:span text:style-name="T164">Run</text:span><text:span text:style-name="T165"><text:s/></text:span><text:span text:style-name="T166">the</text:span><text:span text:style-name="T167"><text:s/></text:span><text:span text:style-name="T168">script</text:span><text:span text:style-name="T169">.</text:span><text:span text:style-name="T170"/></text:p>
      <text:p text:style-name="P4"><text:span text:style-name="T170">4</text:span><text:span text:style-name="T171">.<text:s/></text:span><text:span text:style-name="T172">Gradio</text:span><text:span text:style-name="T173"><text:s/></text:span><text:span text:style-name="T174">provides</text:span><text:span text:style-name="T175"><text:s/></text:span><text:span text:style-name="T176">a</text:span><text:span text:style-name="T177"><text:s/></text:span><text:span text:style-name="T178">public</text:span><text:span text:style-name="T179"><text:s/></text:span><text:span text:style-name="T180">link</text:span><text:span text:style-name="T181"><text:s/></text:span><text:span text:style-name="T182">to</text:span><text:span text:style-name="T183"><text:s/></text:span><text:span text:style-name="T184">access</text:span><text:span text:style-name="T185"><text:s/></text:span><text:span text:style-name="T186">the</text:span><text:span text:style-name="T187"><text:s/></text:span><text:span text:style-name="T188">app</text:span><text:span text:style-name="T189">.</text:span><text:span text:style-name="T190"/></text:p>
      <text:p text:style-name="P4"><text:span text:style-name="T190"/></text:p>
      <text:p text:style-name="P4"><text:span text:style-name="T191">5</text:span><text:span text:style-name="T192">.<text:s/></text:span><text:span text:style-name="T193">Folder</text:span><text:span text:style-name="T194"><text:s/></text:span><text:span text:style-name="T195">Structure</text:span><text:span text:style-name="T196"/></text:p>
      <text:p text:style-name="P4"><text:span text:style-name="T196">Since</text:span><text:span text:style-name="T197"><text:s/></text:span><text:span text:style-name="T198">this</text:span><text:span text:style-name="T199"><text:s/></text:span><text:span text:style-name="T200">is</text:span><text:span text:style-name="T201"><text:s/></text:span><text:span text:style-name="T202">a</text:span><text:span text:style-name="T203"><text:s/></text:span><text:span text:style-name="T204">Colab</text:span><text:span text:style-name="T205"><text:s/></text:span><text:span text:style-name="T206">notebook</text:span><text:span text:style-name="T207">,<text:s/></text:span><text:span text:style-name="T208">structure</text:span><text:span text:style-name="T209"><text:s/></text:span><text:span text:style-name="T210">is</text:span><text:span text:style-name="T211"><text:s/></text:span><text:span text:style-name="T212">flat</text:span><text:span text:style-name="T213">:</text:span><text:span text:style-name="T214"/></text:p>
      <text:p text:style-name="P4"><text:span text:style-name="T214">Eco</text:span><text:span text:style-name="T215">-</text:span><text:span text:style-name="T216">Assistant</text:span><text:span text:style-name="T217">/</text:span><text:span text:style-name="T218"/></text:p>
      <text:p text:style-name="P4"><text:span text:style-name="T219">|--<text:s/></text:span><text:span text:style-name="T220">model</text:span><text:span text:style-name="T221">/<text:s text:c="9"/>#<text:s/></text:span><text:span text:style-name="T222">IBM</text:span><text:span text:style-name="T223"><text:s/></text:span><text:span text:style-name="T224">Granite</text:span><text:span text:style-name="T225"><text:s/></text:span><text:span text:style-name="T226">model</text:span><text:span text:style-name="T227"><text:s/></text:span><text:span text:style-name="T228">loaded</text:span><text:span text:style-name="T229"><text:s/></text:span><text:span text:style-name="T230">via</text:span><text:span text:style-name="T231"><text:s/></text:span><text:span text:style-name="T232">Hugging</text:span><text:span text:style-name="T233"><text:s/></text:span><text:span text:style-name="T234">Face</text:span></text:p>
      <text:p text:style-name="P4"><text:span text:style-name="T235">|--<text:s/></text:span><text:span text:style-name="T236">pdf</text:span><text:span text:style-name="T237">_</text:span><text:span text:style-name="T238">utils</text:span><text:span text:style-name="T239">/<text:s text:c="5"/>#<text:s/></text:span><text:span text:style-name="T240">PyPDF2</text:span><text:span text:style-name="T241"><text:s/></text:span><text:span text:style-name="T242">functions</text:span><text:span text:style-name="T243"><text:s/></text:span><text:span text:style-name="T244">to</text:span><text:span text:style-name="T245"><text:s/></text:span><text:span text:style-name="T246">extract</text:span><text:span text:style-name="T247"><text:s/></text:span><text:span text:style-name="T248">text</text:span></text:p>
      <text:p text:style-name="P4"><text:span text:style-name="T249">|--<text:s/></text:span><text:span text:style-name="T250">app</text:span><text:span text:style-name="T251">/<text:s text:c="11"/>#<text:s/></text:span><text:span text:style-name="T252">Gradio</text:span><text:span text:style-name="T253"><text:s/></text:span><text:span text:style-name="T254">UI</text:span><text:span text:style-name="T255"><text:s/></text:span><text:span text:style-name="T256">blocks</text:span><text:span text:style-name="T257"><text:s/>(</text:span><text:span text:style-name="T258">Eco</text:span><text:span text:style-name="T259"><text:s/></text:span><text:span text:style-name="T260">Tips</text:span><text:span text:style-name="T261"><text:s/>&amp;<text:s/></text:span><text:span text:style-name="T262">Policy</text:span><text:span text:style-name="T263"><text:s/></text:span><text:span text:style-name="T264">Analyzer</text:span><text:span text:style-name="T265"><text:s/></text:span><text:span text:style-name="T266">tabs</text:span><text:span text:style-name="T267">)</text:span><text:span text:style-name="T268"/></text:p>
      <text:p text:style-name="P4"><text:span text:style-name="T268"/></text:p>
      <text:p text:style-name="P4"><text:span text:style-name="T269">6</text:span><text:span text:style-name="T270">.<text:s/></text:span><text:span text:style-name="T271">Running</text:span><text:span text:style-name="T272"><text:s/></text:span><text:span text:style-name="T273">the</text:span><text:span text:style-name="T274"><text:s/></text:span><text:span text:style-name="T275">Application</text:span><text:span text:style-name="T276"/></text:p>
      <text:p text:style-name="P4"><text:span text:style-name="T276">Run</text:span><text:span text:style-name="T277"><text:s/></text:span><text:span text:style-name="T278">all</text:span><text:span text:style-name="T279"><text:s/></text:span><text:span text:style-name="T280">cells</text:span><text:span text:style-name="T281"><text:s/></text:span><text:span text:style-name="T282">in</text:span><text:span text:style-name="T283"><text:s/></text:span><text:span text:style-name="T284">Google</text:span><text:span text:style-name="T285"><text:s/></text:span><text:span text:style-name="T286">Colab</text:span><text:span text:style-name="T287">.</text:span><text:span text:style-name="T288"/></text:p>
      <text:p text:style-name="P4"><text:span text:style-name="T288">At</text:span><text:span text:style-name="T289"><text:s/></text:span><text:span text:style-name="T290">the</text:span><text:span text:style-name="T291"><text:s/></text:span><text:span text:style-name="T292">end</text:span><text:span text:style-name="T293">,<text:s/></text:span><text:span text:style-name="T294">app</text:span><text:span text:style-name="T295">.</text:span><text:span text:style-name="T296">launch</text:span><text:span text:style-name="T297">(</text:span><text:span text:style-name="T298">share</text:span><text:span text:style-name="T299">=</text:span><text:span text:style-name="T300">True</text:span><text:span text:style-name="T301">)<text:s/></text:span><text:span text:style-name="T302">generates</text:span><text:span text:style-name="T303"><text:s/></text:span><text:span text:style-name="T304">a</text:span><text:span text:style-name="T305"><text:s/></text:span><text:span text:style-name="T306">shareable</text:span><text:span text:style-name="T307"><text:s/></text:span><text:span text:style-name="T308">public</text:span><text:span text:style-name="T309"><text:s/></text:span><text:span text:style-name="T310">link</text:span><text:span text:style-name="T311">.</text:span><text:span text:style-name="T312"/></text:p>
      <text:p text:style-name="P4"><text:span text:style-name="T312">Access</text:span><text:span text:style-name="T313"><text:s/></text:span><text:span text:style-name="T314">the</text:span><text:span text:style-name="T315"><text:s/></text:span><text:span text:style-name="T316">link</text:span><text:span text:style-name="T317"><text:s/></text:span><text:span text:style-name="T318">to</text:span><text:span text:style-name="T319"><text:s/></text:span><text:span text:style-name="T320">test</text:span><text:span text:style-name="T321"><text:s/></text:span><text:span text:style-name="T322">features</text:span><text:span text:style-name="T323">:</text:span><text:span text:style-name="T324"/></text:p>
      <text:p text:style-name="P4"><text:span text:style-name="T324">Enter</text:span><text:span text:style-name="T325"><text:s/></text:span><text:span text:style-name="T326">problem</text:span><text:span text:style-name="T327"><text:s/></text:span><text:span text:style-name="T328">keywords</text:span><text:span text:style-name="T329"><text:s/></text:span><text:span text:style-name="T330">→ get eco tips.</text:span></text:p>
      <text:p text:style-name="P4"><text:span text:style-name="T330">Upload PDF or paste text → get summarized policy.</text:span></text:p>
      <text:p text:style-name="P4"><text:span text:style-name="T330"/></text:p>
      <text:p text:style-name="P4"><text:span text:style-name="T331">7</text:span><text:span text:style-name="T332">. API Documentation (Internal)</text:span><text:span text:style-name="T333"/></text:p>
      <text:p text:style-name="P4"><text:span text:style-name="T333"/></text:p>
      <text:p text:style-name="P4"><text:span text:style-name="T333">Eco Tips Generator</text:span></text:p>
      <text:p text:style-name="P4"><text:span text:style-name="T333">Input: Environmental keywords (e.g., plastic, solar, water waste).</text:span></text:p>
      <text:p text:style-name="P4"><text:span text:style-name="T333">Output: Sustainable living tips with actionable suggestions.</text:span></text:p>
      <text:p text:style-name="P4"><text:span text:style-name="T333">Policy Summarization</text:span></text:p>
      <text:p text:style-name="P4"><text:span text:style-name="T333">Input: PDF upload or pasted policy text.</text:span></text:p>
      <text:p text:style-name="P4"><text:span text:style-name="T333">Output: Summarized policy with key provisions &amp; implications.</text:span></text:p>
      <text:p text:style-name="P4"><text:span text:style-name="T333"/></text:p>
      <text:p text:style-name="P4"><text:span text:style-name="T334">8. Authentication</text:span><text:span text:style-name="T335"/></text:p>
      <text:p text:style-name="P4"><text:span text:style-name="T335">No authentication required (open educational tool).</text:span></text:p>
      <text:p text:style-name="P4"><text:span text:style-name="T336"/></text:p>
      <text:p text:style-name="P4"><text:span text:style-name="T336">9. User Interface</text:span><text:span text:style-name="T337"/></text:p>
      <text:p text:style-name="P4"><text:span text:style-name="T337">Landing Page: Title<text:s/></text:span><text:span text:style-name="T338">→ Eco Assistant &amp; Policy Analyzer</text:span></text:p>
      <text:p text:style-name="P4"><text:span text:style-name="T338">Tabs:</text:span></text:p>
      <text:p text:style-name="P4"><text:span text:style-name="T338">1. Eco Tips Generator – Textbox for keywords + tips output box.</text:span></text:p>
      <text:p text:style-name="P4"><text:span text:style-name="T338">2. Policy Summarization – PDF upload or text input + summary output box.</text:span></text:p>
      <text:p text:style-name="P4"><text:span text:style-name="T338"/></text:p>
      <text:p text:style-name="P4"><text:span text:style-name="T339">10. Testing</text:span><text:span text:style-name="T340"/></text:p>
      <text:p text:style-name="P4"><text:span text:style-name="T340"/></text:p>
      <text:p text:style-name="P4"><text:span text:style-name="T340">Tested with different environmental issues (plastic, energy, water).</text:span></text:p>
      <text:p text:style-name="P4"><text:span text:style-name="T340">Verified policy summaries using uploaded PDF and raw text input.</text:span></text:p>
      <text:p text:style-name="P4"><text:span text:style-name="T340">Tools: Gradio preview, Google Colab runtime logs.</text:span></text:p>
      <text:p text:style-name="P4"><text:span text:style-name="T341"/></text:p>
      <text:p text:style-name="P4"><text:span text:style-name="T341">11. Known Issues</text:span><text:span text:style-name="T342"/></text:p>
      <text:p text:style-name="P4"><text:span text:style-name="T342">Large PDFs may take longer or miss some text due to PyPDF2 limitations.</text:span></text:p>
      <text:p text:style-name="P4"><text:span text:style-name="T342">Model may generate generic tips depending on prompt length.</text:span></text:p>
      <text:p text:style-name="P4"><text:span text:style-name="T343"/></text:p>
      <text:p text:style-name="P4"><text:span text:style-name="T343">12. Future Enhancements</text:span></text:p>
      <text:p text:style-name="P4"><text:span text:style-name="T344"/></text:p>
      <text:p text:style-name="P4"><text:span text:style-name="T344">Add multi-language support for summaries and tips.</text:span></text:p>
      <text:p text:style-name="P4"><text:span text:style-name="T344">Store policy summaries in a database for future reference.</text:span></text:p>
      <text:p text:style-name="P4"><text:span text:style-name="T344">Add voice input/output for accessibility.</text:span></text:p>
      <text:p text:style-name="P4"><text:span text:style-name="T344">Allow comparison between multiple policy documents.</text:span></text:p>
      <text:p text:style-name="P4"><text:span text:style-name="T345"/></text:p>
      <text:p text:style-name="P4"><text:span text:style-name="T346">13.Screen Shot:</text:span></text:p>
      <text:p text:style-name="P5"><draw:frame text:anchor-type="as-char" svg:width="124.09mm" svg:height="33.34mm" style:rel-width="scale" style:rel-height="scale"><draw:object-ole xlink:href="OleObj1"/><draw:image xlink:href="ObjectReplacements/OleObj1"/></draw:frame><text:span text:style-name="T346"/></text:p>
      <text:p text:style-name="P6"><text:span text:style-name="T347"/></text:p>
      <text:p text:style-name="P6"><text:span text:style-name="T3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